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arial" svg:font-family="arial, 'lucida consol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53cm"/>
    </style:style>
    <style:style style:name="Table1.B" style:family="table-column">
      <style:table-column-properties style:column-width="5.364cm"/>
    </style:style>
    <style:style style:name="Table1.C" style:family="table-column">
      <style:table-column-properties style:column-width="5.983cm"/>
    </style:style>
    <style:style style:name="Table1.A1" style:family="table-cell">
      <style:table-cell-properties style:vertical-align="middle" fo:background-color="#d8d8d8" fo:padding="0.049cm" fo:border="0.05pt solid #c8c8c8">
        <style:background-image/>
      </style:table-cell-properties>
    </style:style>
    <style:style style:name="Table1.A3" style:family="table-cell">
      <style:table-cell-properties style:vertical-align="middle" fo:padding="0.049cm" fo:border="0.75pt solid #e8e8e8"/>
    </style:style>
    <style:style style:name="Table1.B3" style:family="table-cell">
      <style:table-cell-properties style:vertical-align="middle" fo:padding="0.049cm" fo:border="0.75pt solid #e8e8e8"/>
    </style:style>
    <style:style style:name="Table1.C3" style:family="table-cell">
      <style:table-cell-properties style:vertical-align="middle" fo:padding="0.049cm" fo:border="0.75pt solid #e8e8e8"/>
    </style:style>
    <style:style style:name="Table1.A4" style:family="table-cell">
      <style:table-cell-properties style:vertical-align="middle" fo:padding="0.049cm" fo:border="0.75pt solid #e8e8e8"/>
    </style:style>
    <style:style style:name="Table1.B4" style:family="table-cell">
      <style:table-cell-properties style:vertical-align="middle" fo:padding="0.049cm" fo:border="0.75pt solid #e8e8e8"/>
    </style:style>
    <style:style style:name="Table1.C4" style:family="table-cell">
      <style:table-cell-properties style:vertical-align="middle" fo:padding="0.049cm" fo:border="0.75pt solid #e8e8e8"/>
    </style:style>
    <style:style style:name="Table1.A5" style:family="table-cell">
      <style:table-cell-properties style:vertical-align="middle" fo:padding="0.049cm" fo:border="0.75pt solid #e8e8e8"/>
    </style:style>
    <style:style style:name="Table1.B5" style:family="table-cell">
      <style:table-cell-properties style:vertical-align="middle" fo:padding="0.049cm" fo:border="0.75pt solid #e8e8e8"/>
    </style:style>
    <style:style style:name="Table1.C5" style:family="table-cell">
      <style:table-cell-properties style:vertical-align="middle" fo:padding="0.049cm" fo:border="0.75pt solid #e8e8e8"/>
    </style:style>
    <style:style style:name="Table2" style:family="table">
      <style:table-properties style:width="6.703cm" fo:margin-left="0.095cm" table:align="left" style:shadow="none"/>
    </style:style>
    <style:style style:name="Table2.A" style:family="table-column">
      <style:table-column-properties style:column-width="6.703cm"/>
    </style:style>
    <style:style style:name="Table2.A1" style:family="table-cell">
      <style:table-cell-properties style:vertical-align="middle" fo:padding-left="0.212cm" fo:padding-right="0.212cm" fo:padding-top="0.635cm" fo:padding-bottom="0.635cm" fo:border-left="none" fo:border-right="none" fo:border-top="4.5pt solid #9bbb59" fo:border-bottom="4.5pt solid #9bbb59"/>
    </style:style>
    <style:style style:name="Table2.A2" style:family="table-cell">
      <style:table-cell-properties style:vertical-align="middle" fo:padding-left="0.212cm" fo:padding-right="0.212cm" fo:padding-top="0.635cm" fo:padding-bottom="0.635cm" fo:border-left="none" fo:border-right="none" fo:border-top="none" fo:border-bottom="4.5pt solid #9bbb59"/>
    </style:style>
    <style:style style:name="P1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446688" style:font-name="arial" fo:font-size="9.75pt" fo:letter-spacing="normal" fo:font-style="normal" fo:font-weight="bold"/>
    </style:style>
    <style:style style:name="P3" style:family="paragraph" style:parent-style-name="Standard">
      <style:paragraph-properties fo:margin-left="0cm" fo:margin-right="0cm" fo:margin-top="0cm" fo:margin-bottom="0.499cm" style:contextual-spacing="false" fo:text-align="start" style:justify-single-word="false" fo:widows="1" fo:text-indent="0cm" style:auto-text-indent="false"/>
      <style:text-properties fo:font-variant="normal" fo:text-transform="none" fo:color="#446688" style:font-name="arial" fo:font-size="9.75pt" fo:letter-spacing="normal" fo:font-style="normal" fo:font-weight="bold"/>
    </style:style>
    <style:style style:name="P4" style:family="paragraph" style:parent-style-name="Standard">
      <style:paragraph-properties fo:margin-left="0cm" fo:margin-right="0cm" fo:text-align="start" style:justify-single-word="false" fo:widows="1" fo:text-indent="0cm" style:auto-text-indent="false" fo:break-before="page"/>
      <style:text-properties fo:font-variant="normal" fo:text-transform="none" fo:color="#000000" style:font-name="arial" fo:letter-spacing="normal" fo:font-style="normal" fo:font-weight="bold" fo:padding="0cm" fo:border="none"/>
    </style:style>
    <style:style style:name="P5" style:family="paragraph" style:parent-style-name="Standard">
      <style:paragraph-properties fo:margin-left="1cm" fo:margin-right="0cm" fo:margin-top="0cm" fo:margin-bottom="0.423cm" style:contextual-spacing="false" fo:text-align="start" style:justify-single-word="false" fo:widows="1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6" style:family="paragraph" style:parent-style-name="Standard" style:list-style-name="" style:master-page-name="First_20_Page">
      <style:paragraph-properties style:page-number="auto"/>
      <style:text-properties officeooo:rsid="00122859" officeooo:paragraph-rsid="00122859"/>
    </style:style>
    <style:style style:name="P7" style:family="paragraph" style:parent-style-name="Text_20_body">
      <style:paragraph-properties fo:text-align="start" style:justify-single-word="false" fo:widows="1"/>
      <style:text-properties fo:font-variant="normal" fo:text-transform="none" fo:color="#000000" style:font-name="arial" fo:font-size="9.75pt" fo:letter-spacing="normal" fo:font-style="normal" fo:font-weight="normal"/>
    </style:style>
    <style:style style:name="P8" style:family="paragraph" style:parent-style-name="Text_20_body">
      <style:paragraph-properties fo:text-align="start" style:justify-single-word="false" fo:widows="1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text-align="start" style:justify-single-word="false" fo:widows="1"/>
    </style:style>
    <style:style style:name="P10" style:family="paragraph" style:parent-style-name="Text_20_body">
      <style:paragraph-properties fo:text-align="center" style:justify-single-word="false" fo:widows="1"/>
    </style:style>
    <style:style style:name="P11" style:family="paragraph" style:parent-style-name="Text_20_body" style:list-style-name="L6">
      <style:paragraph-properties fo:line-height="100%"/>
      <style:text-properties officeooo:rsid="000fdbf4" officeooo:paragraph-rsid="000fdbf4"/>
    </style:style>
    <style:style style:name="P12" style:family="paragraph" style:parent-style-name="Text_20_body" style:list-style-name="L6">
      <style:paragraph-properties fo:line-height="100%"/>
      <style:text-properties officeooo:rsid="00119ff2" officeooo:paragraph-rsid="00119ff2"/>
    </style:style>
    <style:style style:name="P13" style:family="paragraph" style:parent-style-name="Text_20_body" style:list-style-name="L6">
      <style:paragraph-properties fo:line-height="100%"/>
      <style:text-properties officeooo:rsid="00119ff2" officeooo:paragraph-rsid="001260f4"/>
    </style:style>
    <style:style style:name="P14" style:family="paragraph" style:parent-style-name="Text_20_body" style:list-style-name="">
      <style:text-properties officeooo:rsid="00122859" officeooo:paragraph-rsid="00122859"/>
    </style:style>
    <style:style style:name="P15" style:family="paragraph" style:parent-style-name="Text_20_body" style:list-style-name="">
      <style:paragraph-properties fo:text-align="end" style:justify-single-word="false"/>
      <style:text-properties officeooo:rsid="00122859" officeooo:paragraph-rsid="00122859"/>
    </style:style>
    <style:style style:name="P16" style:family="paragraph" style:parent-style-name="Text_20_body" style:list-style-name="L7">
      <style:paragraph-properties fo:line-height="100%"/>
      <style:text-properties officeooo:rsid="00122859" officeooo:paragraph-rsid="00122859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446688" style:font-name="arial" fo:font-size="9.75pt" fo:letter-spacing="normal" fo:font-style="normal" fo:font-weight="bold"/>
    </style:style>
    <style:style style:name="P22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23" style:family="paragraph" style:parent-style-name="Text_20_body" style:list-style-name="L3">
      <style:paragraph-properties fo:margin-top="0cm" fo:margin-bottom="0.265cm" style:contextual-spacing="false" fo:text-align="start" style:justify-single-word="false" fo:widows="1"/>
      <style:text-properties fo:font-variant="normal" fo:text-transform="none" fo:color="#000000" style:font-name="arial" fo:font-size="9.75pt" fo:letter-spacing="normal" fo:font-style="normal" fo:font-weight="normal"/>
    </style:style>
    <style:style style:name="P24" style:family="paragraph" style:parent-style-name="Text_20_body" style:list-style-name="L4">
      <style:paragraph-properties fo:margin-top="0cm" fo:margin-bottom="0.265cm" style:contextual-spacing="false" fo:text-align="start" style:justify-single-word="false" fo:widows="1"/>
      <style:text-properties fo:font-variant="normal" fo:text-transform="none" fo:color="#000000" style:font-name="arial" fo:font-size="9.75pt" fo:letter-spacing="normal" fo:font-style="normal" fo:font-weight="normal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P27" style:family="paragraph" style:parent-style-name="Table_20_Contents">
      <style:paragraph-properties fo:margin-left="0.265cm" fo:margin-right="0.265cm" fo:margin-top="0.265cm" fo:margin-bottom="0.265cm" style:contextual-spacing="false" fo:text-indent="0cm" style:auto-text-indent="false"/>
    </style:style>
    <style:style style:name="P28" style:family="paragraph" style:parent-style-name="Table_20_Contents">
      <style:paragraph-properties fo:margin-left="0.265cm" fo:margin-right="0.265cm" fo:margin-top="0.265cm" fo:margin-bottom="0.265cm" style:contextual-spacing="false" fo:text-align="start" style:justify-single-word="false" fo:text-indent="0cm" style:auto-text-indent="false"/>
    </style:style>
    <style:style style:name="P2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Cambria" fo:font-size="36pt" fo:font-style="normal" style:text-underline-style="none" fo:font-weight="normal" style:text-blinking="false" fo:background-color="transparent"/>
    </style:style>
    <style:style style:name="P3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Cambria" fo:font-size="15.75pt" fo:font-style="normal" style:text-underline-style="none" fo:font-weight="normal" style:text-blinking="false" fo:background-color="transparent"/>
    </style:style>
    <style:style style:name="P3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9.5pt" fo:font-style="normal" style:text-underline-style="none" fo:font-weight="normal" officeooo:rsid="001260f4" officeooo:paragraph-rsid="001260f4" style:text-blinking="false" fo:background-color="transparent"/>
    </style:style>
    <style:style style:name="P3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Calibri" fo:font-size="13.5pt" fo:font-style="normal" style:text-underline-style="none" fo:font-weight="normal" style:text-blinking="false" fo:background-color="transparent"/>
    </style:style>
    <style:style style:name="P33" style:family="paragraph" style:parent-style-name="Heading_20_5">
      <style:paragraph-properties fo:margin-left="0.265cm" fo:margin-right="0.265cm" fo:margin-top="0.265cm" fo:margin-bottom="0.265cm" style:contextual-spacing="false" fo:text-align="start" style:justify-single-word="false" fo:widows="1" fo:text-indent="0cm" style:auto-text-indent="false"/>
      <style:text-properties fo:font-variant="normal" fo:text-transform="none" fo:color="#000000" style:font-name="arial" fo:font-size="12pt" fo:letter-spacing="normal" fo:font-style="normal" fo:font-weight="bold"/>
    </style:style>
    <style:style style:name="P34" style:family="paragraph" style:parent-style-name="Footer">
      <style:text-properties officeooo:rsid="000fdbf4" officeooo:paragraph-rsid="000fdbf4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fo:color="#446688" fo:font-weight="bold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normal" fo:padding="0cm" fo:border="none"/>
    </style:style>
    <style:style style:name="T4" style:family="text">
      <style:text-properties fo:font-variant="normal" fo:text-transform="none" fo:color="#000000" fo:letter-spacing="normal" fo:padding="0cm" fo:border="none"/>
    </style:style>
    <style:style style:name="T5" style:family="text">
      <style:text-properties fo:padding="0cm" fo:border="none"/>
    </style:style>
    <style:style style:name="T6" style:family="text">
      <style:text-properties officeooo:rsid="00119ff2"/>
    </style:style>
    <style:style style:name="T7" style:family="text">
      <style:text-properties officeooo:rsid="00122859"/>
    </style:style>
    <style:style style:name="T8" style:family="text">
      <style:text-properties officeooo:rsid="001260f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docs-internal-guid-b5680752-ae66-5a5e-d8d5-6974bf437fef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9">ITC3<text:span text:style-name="T8">63</text:span></text:p>
            <text:p text:style-name="P30">Charles Sturt University</text:p>
          </table:table-cell>
        </table:table-row>
        <table:table-row>
          <table:table-cell table:style-name="Table2.A2" office:value-type="string">
            <text:p text:style-name="P31">Computer Graphics</text:p>
          </table:table-cell>
        </table:table-row>
        <table:table-row>
          <table:table-cell table:style-name="Table2.A2" office:value-type="string">
            <text:p text:style-name="P32">SEAN MATKOVICH</text:p>
            <text:p text:style-name="P32">STUDENT ID 11187033</text:p>
          </table:table-cell>
        </table:table-row>
      </table:table>
      <text:h text:style-name="P14" text:outline-level="1"/>
      <text:h text:style-name="P35" text:outline-level="1">Presentation</text:h>
      <text:h text:style-name="Heading_20_2" text:outline-level="2">Task 1</text:h>
      <text:list xml:id="list854039593700563153" text:style-name="L6">
        <text:list-item>
          <text:p text:style-name="P11">Ubuntu 14.04 LTS (64 bit) and Windows 7 (64 bit)</text:p>
        </text:list-item>
        <text:list-item>
          <text:p text:style-name="P11">Intel HD Graphics 3000 in processor (Intel® Sandybridge Mobile) <text:span text:style-name="T6">and Gigabyte GTX 760.</text:span></text:p>
        </text:list-item>
        <text:list-item>
          <text:p text:style-name="P12">gedit and Notepad++</text:p>
        </text:list-item>
        <text:list-item>
          <text:p text:style-name="P13">Google Chrome 43.0.2357.134 (Official Build) (64-bit) Linux and <text:span text:style-name="T8">43.0.2357.134 (Official Build) m (32-bit) Windows</text:span></text:p>
        </text:list-item>
        <text:list-item>
          <text:p text:style-name="P12">No problems with set up, works well in both <text:span text:style-name="T7">environments.</text:span></text:p>
        </text:list-item>
      </text:list>
      <text:h text:style-name="Heading_20_2" text:outline-level="2">Task 2</text:h>
      <text:list xml:id="list8745076279985252423" text:style-name="L7">
        <text:list-item>
          <text:p text:style-name="P16">No problems in running provided textbook code.</text:p>
        </text:list-item>
        <text:list-item>
          <text:p text:style-name="P16">No enduring issues requiring attention.</text:p>
        </text:list-item>
      </text:list>
      <text:p text:style-name="P4">Assessment item 1</text:p>
      <text:p text:style-name="P2">Assignment 1</text:p>
      <text:p text:style-name="P1"><text:span text:style-name="T1">Value: </text:span>Satisfactory/Unsatisfactory</text:p>
      <text:p text:style-name="P1"><text:span text:style-name="T1">Due date: </text:span>27-Jul-2015</text:p>
      <text:p text:style-name="P1"><text:span text:style-name="T1">Return date: </text:span>-</text:p>
      <text:p text:style-name="P2">Submission method options</text:p>
      <text:p text:style-name="P5">EASTS (online)<text:line-break/>Alternative submission method</text:p>
      <text:p text:style-name="P3">Task</text:p>
      <text:h text:style-name="P33" text:outline-level="5">Task 1</text:h>
      <text:p text:style-name="P9"><text:span text:style-name="T2">After you have completed the activities described in the document </text:span><text:span text:style-name="Strong_20_Emphasis"><text:span text:style-name="T2">Setting up for WebGL</text:span></text:span><text:span text:style-name="T2">, accessible via the </text:span><text:span text:style-name="Strong_20_Emphasis"><text:span text:style-name="T2">Getting Started</text:span></text:span><text:span text:style-name="T2"> link on the subject's Interact site, and have contacted the subject coordinator regarding any problems arising, provide the following information in your assignment submission:</text:span></text:p>
      <text:list xml:id="list6498312423659771102" text:style-name="L1">
        <text:list-item>
          <text:p text:style-name="P17">The name of your computer's operating system, including version number;</text:p>
        </text:list-item>
        <text:list-item>
          <text:p text:style-name="P17">The full name of your computer's display adapter;</text:p>
        </text:list-item>
        <text:list-item>
          <text:p text:style-name="P17">The name of the editor you will be using to write JavaScript code and HTML;</text:p>
        </text:list-item>
        <text:list-item>
          <text:p text:style-name="P17">The version number of the Google Chrome browser you will be using;</text:p>
        </text:list-item>
        <text:list-item>
          <text:p text:style-name="P17">Whether any problems that arose during setting up still require attention.</text:p>
        </text:list-item>
      </text:list>
      <text:h text:style-name="P33" text:outline-level="5">Task 2</text:h>
      <text:p text:style-name="P9"><text:span text:style-name="T2">After you have completed the activities described in the document </text:span><text:span text:style-name="Strong_20_Emphasis"><text:span text:style-name="T2">Setting up the Code</text:span></text:span><text:span text:style-name="T2">, accessible via the </text:span><text:span text:style-name="Strong_20_Emphasis"><text:span text:style-name="T2">Topic 2 Study Guide</text:span></text:span><text:span text:style-name="T2">, and have contacted the subject coordinator regarding any problems arising, provide the following in your assignment submission:</text:span></text:p>
      <text:list xml:id="list3193827866811401892" text:style-name="L2">
        <text:list-item>
          <text:p text:style-name="P18">A brief statement as to whether there were any problems in running the textbook code;</text:p>
        </text:list-item>
        <text:list-item>
          <text:p text:style-name="P18">A description of any problems that still require attention.</text:p>
        </text:list-item>
      </text:list>
      <text:h text:style-name="P33" text:outline-level="5">Task 3</text:h>
      <text:p text:style-name="P7">Participate in both of the Forum Discussions listed below. Each discussion will be started by the subject coordinator, providing some suggestions to start the discussion.</text:p>
      <text:list xml:id="list9027316802108143667" text:style-name="L3">
        <text:list-item>
          <text:p text:style-name="P23">Programmable Graphics Pipeline:  Explain what it means to say that a graphics pipeline is programmable, and discuss any advantages or disadvantages such programmability may incur.</text:p>
        </text:list-item>
        <text:list-item>
          <text:p text:style-name="P23">Additive and subtractive colour models:  Explain the difference between an additive colour model and a subtractive one, and discuss what causes this difference and in what situations each would be used.</text:p>
        </text:list-item>
      </text:list>
      <text:p text:style-name="P21">Rationale</text:p>
      <text:p text:style-name="P22">This assessment is designed to:</text:p>
      <text:list xml:id="list5297241293608847129" text:style-name="L4">
        <text:list-item>
          <text:p text:style-name="P24">Promote your early engagement with the subject;</text:p>
        </text:list-item>
        <text:list-item>
          <text:p text:style-name="P24">Assess your progress towards meeting subject learning outcome 1;</text:p>
        </text:list-item>
        <text:list-item>
          <text:p text:style-name="P24">Assist you to develop your learning through discussion of the principles covered in Topics 1-2 of the subject.</text:p>
        </text:list-item>
      </text:list>
      <text:p text:style-name="P21">Marking criteria</text:p>
      <text:p text:style-name="P8"> </text:p>
      <text:p text:style-name="P10"><text:span text:style-name="T4"> </text:span><text:span text:style-name="Strong_20_Emphasis"><text:span text:style-name="T3">Assignment 1 Marking Criteria &amp; Standard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table:number-rows-spanned="2" office:value-type="string">
              <text:p text:style-name="P25">CRITERIA</text:p>
            </table:table-cell>
            <table:table-cell table:style-name="Table1.A1" table:number-columns-spanned="2" office:value-type="string">
              <text:p text:style-name="P25">STANDARDS</text:p>
            </table:table-cell>
            <table:covered-table-cell/>
          </table:table-row>
          <table:table-row>
            <table:covered-table-cell/>
            <table:table-cell table:style-name="Table1.A1" office:value-type="string">
              <text:p text:style-name="P25">Satisfactory</text:p>
            </table:table-cell>
            <table:table-cell table:style-name="Table1.A1" office:value-type="string">
              <text:p text:style-name="P25">Unsatisfactory</text:p>
            </table:table-cell>
          </table:table-row>
        </table:table-header-rows>
        <table:table-row>
          <table:table-cell table:style-name="Table1.A3" office:value-type="string">
            <text:p text:style-name="P27">Able to install software for using a standard graphics library.</text:p>
          </table:table-cell>
          <table:table-cell table:style-name="Table1.B3" office:value-type="string">
            <text:p text:style-name="P28">Tasks 1 and 2 submissions indicate software was properly installed.</text:p>
          </table:table-cell>
          <table:table-cell table:style-name="Table1.C3" office:value-type="string">
            <text:p text:style-name="P27">Tasks 1 and 2 submissions indicate software was not properly installed.</text:p>
          </table:table-cell>
        </table:table-row>
        <table:table-row>
          <table:table-cell table:style-name="Table1.A4" office:value-type="string">
            <text:p text:style-name="P27">Able to report clearly system information pertinent to a graphics system.</text:p>
          </table:table-cell>
          <table:table-cell table:style-name="Table1.B4" office:value-type="string">
            <text:p text:style-name="P27">System information was reported clearly for Tasks 1 and 2.</text:p>
          </table:table-cell>
          <table:table-cell table:style-name="Table1.C4" office:value-type="string">
            <text:p text:style-name="P27">System information was not reported clearly for Tasks 1 and 2.</text:p>
          </table:table-cell>
        </table:table-row>
        <table:table-row>
          <table:table-cell table:style-name="Table1.A5" office:value-type="string">
            <text:p text:style-name="P27">Shows progress towards being able to assess the features of a graphics system.</text:p>
          </table:table-cell>
          <table:table-cell table:style-name="Table1.B5" office:value-type="string">
            <text:p text:style-name="P27">Participates satisfactorily in the forum discussions specified in Task 3.</text:p>
          </table:table-cell>
          <table:table-cell table:style-name="Table1.C5" office:value-type="string">
            <text:p text:style-name="P27">Does not participate satisfactorily in the forum discussions specified in Task 3.</text:p>
          </table:table-cell>
        </table:table-row>
      </table:table>
      <text:p text:style-name="P8"><text:span text:style-name="T5"/></text:p>
      <text:p text:style-name="P21">Presentation</text:p>
      <text:p text:style-name="P7">The assignment presentation consists of two components:</text:p>
      <text:list xml:id="list5211654287432868025" text:style-name="L5">
        <text:list-item>
          <text:p text:style-name="P20"><text:span text:style-name="T2">A short submission via EASTS for Tasks 1 and 2, presented as described in </text:span><text:span text:style-name="Strong_20_Emphasis"><text:span text:style-name="T2">Appendix 1, Assessment Information</text:span></text:span><text:span text:style-name="T2">, under subheading </text:span><text:span text:style-name="Strong_20_Emphasis"><text:span text:style-name="T2">Presentation</text:span></text:span><text:span text:style-name="T2">.</text:span></text:p>
        </text:list-item>
        <text:list-item>
          <text:p text:style-name="P19">Your participation in the Interact Forum Discussions for Task 3. Other than this normal forum participation, there is no need for a formal submission of material for Task, either via Interact or as an entry in your EASTS submiss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arial" svg:font-family="arial, 'lucida consol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dbf4" officeooo:paragraph-rsid="000fdbf4"/>
    </style:style>
    <style:style style:name="MT1" style:family="text">
      <style:text-properties officeooo:rsid="001228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ITC363 – Assignment 1</text:p>
      </style:header>
      <style:footer>
        <text:p text:style-name="MP1">Sean Matkovich<text:tab/>11187033<text:tab/>Page <text:page-number text:select-page="current">4</text:page-number> <text:span text:style-name="MT1">of 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1:30:20.595136593</meta:creation-date>
    <dc:date>2015-07-21T12:28:13.143779578</dc:date>
    <meta:editing-duration>PT12M21S</meta:editing-duration>
    <meta:editing-cycles>1</meta:editing-cycles>
    <meta:document-statistic meta:table-count="2" meta:image-count="0" meta:object-count="0" meta:page-count="4" meta:paragraph-count="65" meta:word-count="597" meta:character-count="3804" meta:non-whitespace-character-count="3287"/>
    <meta:generator>LibreOffice/4.2.8.2$Linux_X86_64 LibreOffice_project/420m0$Build-2</meta:generator>
  </office:meta>
</office:document-meta>
</file>